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wm_test_2" table:style-name="ta1">
        <table:shapes>
          <draw:frame draw:z-index="0" draw:style-name="gr1" draw:text-style-name="P1" svg:width="15.9472in" svg:height="8.9701in" svg:x="7.1654in" svg:y="0.0193in">
            <draw:object draw:notify-on-update-of-ranges="pwm_test_2.AA1:pwm_test_2.AA1 pwm_test_2.AA2:pwm_test_2.AA210 pwm_test_2.AC1:pwm_test_2.AC1 pwm_test_2.AC2:pwm_test_2.AC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C3D_TEST_MODE_TACH[0]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ci:0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3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4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i: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i: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i: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i: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ci: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ci: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ci: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5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ci: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ci: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i: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ci: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ci: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ci: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ci: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ci: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ci: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ci: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6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ci: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i: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ci: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ci: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ci: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ci: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ci: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7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ci: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ci: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ci: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8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ci: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9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i: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0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1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2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3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ci: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4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i: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i: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i: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ci: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ci: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5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ci: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ci: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ci: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i: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ci: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ci: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ci: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ci: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ci: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ci: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6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ci: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ci: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i: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ci: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ci: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ci: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ci: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7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ci: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ci: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ci: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8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ci: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i: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19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0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ci: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1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i: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2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: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3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i: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4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5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7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8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i: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(209)</text:p>
          </table:table-cell>
          <table:table-cell office:value-type="string" calcext:value-type="string">
            <text:p>rt0:0.0</text:p>
          </table:table-cell>
          <table:table-cell office:value-type="string" calcext:value-type="string">
            <text:p>rt1:0.0</text:p>
          </table:table-cell>
          <table:table-cell office:value-type="string" calcext:value-type="string">
            <text:p>rt2:0.0</text:p>
          </table:table-cell>
          <table:table-cell office:value-type="string" calcext:value-type="string">
            <text:p>rt3:0.0</text:p>
          </table:table-cell>
          <table:table-cell office:value-type="string" calcext:value-type="string">
            <text:p>rt4:0.0</text:p>
          </table:table-cell>
          <table:table-cell office:value-type="string" calcext:value-type="string">
            <text:p>rt5:0.0</text:p>
          </table:table-cell>
          <table:table-cell office:value-type="string" calcext:value-type="string">
            <text:p>rt6:0.0</text:p>
          </table:table-cell>
          <table:table-cell office:value-type="string" calcext:value-type="string">
            <text:p>rt7:0.0</text:p>
          </table:table-cell>
          <table:table-cell office:value-type="string" calcext:value-type="string">
            <text:p>vt0:0.0</text:p>
          </table:table-cell>
          <table:table-cell office:value-type="string" calcext:value-type="string">
            <text:p>ut0:0</text:p>
          </table:table-cell>
          <table:table-cell office:value-type="string" calcext:value-type="string">
            <text:p>vt1:0.0</text:p>
          </table:table-cell>
          <table:table-cell office:value-type="string" calcext:value-type="string">
            <text:p>ut1:0</text:p>
          </table:table-cell>
          <table:table-cell office:value-type="string" calcext:value-type="string">
            <text:p>vt2:0.0</text:p>
          </table:table-cell>
          <table:table-cell office:value-type="string" calcext:value-type="string">
            <text:p>ut2:0</text:p>
          </table:table-cell>
          <table:table-cell office:value-type="string" calcext:value-type="string">
            <text:p>vt3:0.0</text:p>
          </table:table-cell>
          <table:table-cell office:value-type="string" calcext:value-type="string">
            <text:p>ut3:0</text:p>
          </table:table-cell>
          <table:table-cell office:value-type="string" calcext:value-type="string">
            <text:p>vt4:0.0</text:p>
          </table:table-cell>
          <table:table-cell office:value-type="string" calcext:value-type="string">
            <text:p>ut4:0</text:p>
          </table:table-cell>
          <table:table-cell office:value-type="string" calcext:value-type="string">
            <text:p>vt5:0.0</text:p>
          </table:table-cell>
          <table:table-cell office:value-type="string" calcext:value-type="string">
            <text:p>ut5:0</text:p>
          </table:table-cell>
          <table:table-cell office:value-type="string" calcext:value-type="string">
            <text:p>vt6:0.0</text:p>
          </table:table-cell>
          <table:table-cell office:value-type="string" calcext:value-type="string">
            <text:p>ut6:0</text:p>
          </table:table-cell>
          <table:table-cell office:value-type="string" calcext:value-type="string">
            <text:p>vt7:0.0</text:p>
          </table:table-cell>
          <table:table-cell office:value-type="string" calcext:value-type="string">
            <text:p>ut7: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i: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8T14:38:56.650000000</dc:date>
    <meta:editing-duration>PT9M54S</meta:editing-duration>
    <meta:editing-cycles>1</meta:editing-cycles>
    <meta:document-statistic meta:table-count="1" meta:cell-count="6090" meta:object-count="1"/>
    <meta:generator>LibreOffice/6.4.1.2$Windows_X86_64 LibreOffice_project/4d224e95b98b138af42a64d84056446d0908293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507cm" svg:height="22.785cm" xlink:href=".." xlink:type="simple" chart:class="chart:bar" chart:style-name="ch1">
        <chart:legend chart:legend-position="end" svg:x="38.905cm" svg:y="10.844cm" style:legend-expansion="high" chart:style-name="ch2"/>
        <chart:plot-area chart:style-name="ch3" table:cell-range-address="pwm_test_2.AA1:pwm_test_2.AA210 pwm_test_2.AC1:pwm_test_2.AC210" chart:data-source-has-labels="row" svg:x="0.81cm" svg:y="0.455cm" svg:width="37.285cm" svg:height="21.875cm">
          <chartooo:coordinate-region svg:x="1.431cm" svg:y="0.576cm" svg:width="36.425cm" svg:height="20.7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wm_test_2.AA2:pwm_test_2.AA210" chart:label-cell-address="pwm_test_2.AA1:pwm_test_2.AA1" chart:class="chart:bar">
            <chart:data-point chart:repeated="209"/>
          </chart:series>
          <chart:series chart:style-name="ch8" chart:values-cell-range-address="pwm_test_2.AC2:pwm_test_2.AC210" chart:label-cell-address="pwm_test_2.AC1:pwm_test_2.AC1" chart:class="chart:bar">
            <chart:data-point chart:repeated="2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</text:p>
                <draw:g>
                  <svg:desc>pwm_test_2.AA1:pwm_test_2.AA1</svg:desc>
                </draw:g>
              </table:table-cell>
              <table:table-cell office:value-type="string">
                <text:p>TAC</text:p>
                <draw:g>
                  <svg:desc>pwm_test_2.AC1:pwm_test_2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wm_test_2.AA2:pwm_test_2.AA210</svg:desc>
                </draw:g>
              </table:table-cell>
              <table:table-cell office:value-type="float" office:value="23">
                <text:p>23</text:p>
                <draw:g>
                  <svg:desc>pwm_test_2.AC2:pwm_test_2.A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